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07fe84" officeooo:paragraph-rsid="0007fe84"/>
    </style:style>
    <style:style style:name="P2" style:family="paragraph">
      <style:paragraph-properties fo:text-align="start"/>
      <style:text-properties fo:color="#000000" style:text-line-through-style="none" style:text-line-through-type="none" style:font-name="FreeSans1" fo:font-size="12pt" fo:font-style="normal" style:text-underline-style="none"/>
    </style:style>
    <style:style style:name="P3" style:family="paragraph">
      <style:paragraph-properties fo:text-align="start"/>
      <style:text-properties fo:color="#000000" style:text-line-through-style="none" style:text-line-through-type="none" style:font-name="FreeSans1" fo:font-size="10pt" fo:font-style="normal" style:text-underline-style="none"/>
    </style:style>
    <style:style style:name="T1" style:family="text">
      <style:text-properties officeooo:rsid="0008c311"/>
    </style:style>
    <style:style style:name="T2" style:family="text">
      <style:text-properties officeooo:rsid="0015b95d"/>
    </style:style>
    <style:style style:name="T3" style:family="text">
      <style:text-properties officeooo:rsid="0019fa27"/>
    </style:style>
    <style:style style:name="gr1" style:family="graphic">
      <style:graphic-properties fo:background-color="#ffffff" fo:border="none" style:protect="position size" style:wrap="run-through" style:number-wrapped-paragraphs="no-limit" style:vertical-pos="bottom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method="post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Box1" form:control-implementation="ooo:com.sun.star.form.component.TextField" xml:id="control1" form:id="control1" form:current-value="[W]Text1" form:value="[W]Text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TextBox2" form:control-implementation="ooo:com.sun.star.form.component.TextField" xml:id="control2" form:id="control2" form:current-value="[W]Text2" form:value="[W]Text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TextBox3" form:control-implementation="ooo:com.sun.star.form.component.TextField" xml:id="control3" form:id="control3" form:current-value="[W]Text3" form:value="[W]Text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ов документ <text:span text:style-name="T3">[</text:span><text:span text:style-name="T1">W</text:span><text:span text:style-name="T3">]</text:span> <draw:control text:anchor-type="as-char" draw:z-index="0" draw:name="Name1" draw:style-name="gr1" draw:text-style-name="P2" svg:width="4.8705in" svg:height="0.1803in" draw:control="control1"/></text:p>
      <text:p text:style-name="P1">Относно поле <text:span text:style-name="T3">[</text:span><text:span text:style-name="T1">W</text:span><text:span text:style-name="T3">]</text:span> <draw:control text:anchor-type="as-char" draw:z-index="1" draw:name="Field2" draw:style-name="gr1" draw:text-style-name="P3" svg:width="3.2004in" svg:height="0.1803in" draw:control="control2"/><text:s/>и<text:span text:style-name="T3">[</text:span><text:span text:style-name="T2">W</text:span><text:span text:style-name="T3">]</text:span> <draw:control text:anchor-type="as-char" draw:z-index="2" draw:name="Control 1" draw:style-name="gr1" draw:text-style-name="P2" svg:width="1.5803in" svg:height="0.1803in" draw:control="control3"/><text:s/>без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08:48:48.670206433</meta:creation-date>
    <dc:date>2023-01-23T10:08:29.875259130</dc:date>
    <meta:editing-duration>PT1H8M5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8" meta:character-count="47" meta:non-whitespace-character-count="38"/>
  </office:meta>
</office:document-meta>
</file>